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essment Tools</text:p>
      <text:p text:style-name="Standard"/>
      <text:list xml:id="list292133814" text:style-name="L1">
        <text:list-item>
          <text:p text:style-name="P1">Simple, Complicated, Complex, Chaotic</text:p>
        </text:list-item>
        <text:list-item>
          <text:p text:style-name="P1">3-Column Culture</text:p>
        </text:list-item>
        <text:list-item>
          <text:p text:style-name="P1">Artifacts, Espoused Values, Underlying Assumptions</text:p>
        </text:list-item>
        <text:list-item>
          <text:p text:style-name="P1">ROI, Cycle Time, Customer Satisfaction</text:p>
        </text:list-item>
        <text:list-item>
          <text:p text:style-name="P1">OpenAgile Principles and Rules</text:p>
        </text:list-item>
        <text:list-item>
          <text:p text:style-name="P1">Product/Service Learning Cycle Time</text:p>
        </text:list-item>
      </text:list>
      <text:list xml:id="list1086471246" text:style-name="L2">
        <text:list-item>
          <text:list>
            <text:list-item>
              <text:p text:style-name="P2">Learning Circle Proportionality Assessment</text:p>
            </text:list-item>
            <text:list-item>
              <text:p text:style-name="P2">Major Product/Service changes and revisions e.g. New product introductions</text:p>
            </text:list-item>
            <text:list-item>
              <text:p text:style-name="P2">Minor Product/Service changes and revisions e.g. Defect correction, enhancements</text:p>
            </text:list-item>
          </text:list>
        </text:list-item>
      </text:list>
      <text:list xml:id="list276146356" text:continue-list="list292133814" text:style-name="L1">
        <text:list-item>
          <text:p text:style-name="P1">Process Learning Cycle Time</text:p>
        </text:list-item>
      </text:list>
      <text:list xml:id="list609857471" text:style-name="L3">
        <text:list-item>
          <text:list>
            <text:list-item>
              <text:p text:style-name="P3">Learning Circle Proportionality Assessment</text:p>
            </text:list-item>
            <text:list-item>
              <text:p text:style-name="P3">Major Policy/Procedure/Process changes and revisions</text:p>
            </text:list-item>
            <text:list-item>
              <text:p text:style-name="P3">Minor Policy/Procedure/Process changes and revisions</text:p>
            </text:list-item>
          </text:list>
        </text:list-item>
      </text:list>
      <text:list xml:id="list787108515" text:continue-list="list276146356" text:style-name="L1">
        <text:list-item>
          <text:p text:style-name="P1">Organizational Learning Cycle Time (time with corp., # re-orgs in that time, #promotions, #lateral moves, #demotions, #strategic shifts)</text:p>
        </text:list-item>
        <text:list-item>
          <text:p text:style-name="P1">OpenAgile Capacity Measure (#ready, #participant trained, #GF, #PF, #accompaniers, #tutors, #staff teams, #management teams, #departures, #volunteer starts) – done by LOB</text:p>
        </text:list-item>
        <text:list-item>
          <text:p text:style-name="P1">Truthfulness (honest words, honest deeds, visibility, trust, security/safety, lack of self-deception, freedom to speak, freedom to act, participating audience)</text:p>
        </text:list-item>
        <text:list-item>
          <text:p text:style-name="P1">Project Success Sliders (schedule, cost, scope, quality, morale, others?)</text:p>
        </text:list-item>
        <text:list-item>
          <text:p text:style-name="P1">Team context diagram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5T21:31:08</meta:creation-date>
    <dc:date>2009-02-21T09:02:55</dc:date>
    <meta:editing-duration>PT10H03M50S</meta:editing-duration>
    <meta:editing-cycles>8</meta:editing-cycles>
    <meta:generator>OpenOffice.org/3.0$Unix OpenOffice.org_project/300m15$Build-9379</meta:generator>
    <meta:document-statistic meta:table-count="0" meta:image-count="0" meta:object-count="0" meta:page-count="1" meta:paragraph-count="19" meta:word-count="154" meta:character-count="1182"/>
    <meta:user-defined meta:name="Info 1"/>
    <meta:user-defined meta:name="Info 2"/>
    <meta:user-defined meta:name="Info 3"/>
    <meta:user-defined meta:name="Info 4"/>
  </office:meta>
</office:document-meta>
</file>